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5"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 brief history of AI, in particular AI that attempts to replicate human behavior.  Describe why such AI is important to games.</text:p>
      <text:p text:style-name="P3"/>
      <text:p text:style-name="P3"/>
      <text:p text:style-name="P3">-Review and analyze previous attempts at realistic game AI, such as the Radiant AI.</text:p>
      <text:p text:style-name="P3"/>
      <text:p text:style-name="P3"><text:tab/>To create a more believable human AI in games, there must be a fundamental shift in the perception of the AI and its place in the game world. <text:s/>If an agent is to be as human-like as possible, their behavior should be able to exist independent of the game itself. <text:s/>By separating game mechanics from the high level decisions of game entities, the design not only retains more lifelike decisions but also becomes a more flexible design that can be reused in other games. <text:s/>Thus, the goal of this approach is to first make an AI system that replicates human behavior at a high level, then as the high level decisions are made, lower level game specific tasks can be implemented on a game-by-game basis. <text:s/>The purpose of this paper is to implement and evaluate this approach based on its feasibility, performance, and effectiveness.</text:p>
      <text:p text:style-name="P3"/>
      <text:p text:style-name="P2"><text:tab/>Human behavior is an incredibly complex thing. <text:s/>A proper understanding of human thought processes and the logic behind a person's behavior can take years of study, and even then research is still ongoing. <text:s/>Creating a perfect model of human behavior is more likely to come from a fully synthetic brain than a clever AI programmer. <text:s/>Luckily, a perfect representation is not needed to be a <text:s/>believable representation. <text:s/>Graphics programmers use this approach as a core of their work, creating realistic models, textures, and lighting within feasible computational limits. <text:s/>The Phong lighting model, for instance <text:span text:style-name="T1">(CITE ABOUT PHONG)</text:span>. <text:s/>Similar to graphics shortcuts like Phong, applying a well-researched model of human behavior to a game AI provides a base to work off to create believable AI.</text:p>
      <text:p text:style-name="P2"/>
      <text:p text:style-name="P4">ABOUT MASLOW</text:p>
      <text:p text:style-name="P2">-Discussion of my approach to solving the problem.  Justify the use of Maslow's Hierarchy, explain what it is, and how I will be applying it</text:p>
      <text:p text:style-name="P2"><text:tab/>The psychological model chosen for this project is Maslow's Heirarchy of Needs. <text:s/>(Origin of maslow). <text:s/>The Hierarchy itself consists of five levels of human needs arranged in a pyramid. <text:s/>At the bottom of pyramid are Physiological needs, the most basic requirements of life such as food, water, and sleep. <text:s/>The next layer is Safety, ensuring that one possesses enough resources in the near future to continue living. <text:s/>The following three levels are, respectively, Love/belonging, Esteem, and Self-actualization. <text:s/></text:p>
      <text:p text:style-name="P2"><text:tab/>Maslow's Hierarchy is an excellent model for simulating human behavior in games. <text:s/>The model is simple enough for anyone to understand but its simplicity also makes it flexible. It already provides the conditions of high level decision making, and defines those conditions in a general enough manner to be applied to a wide variety of game types. <text:s/>The bottom two layers tie in extremely well with the common gameplay themes of survival against a harsh environment or enemy. <text:s/>Not all layers need to be implemented either, allowing games to select the particular levels their game addresses and dropping the rest without changing the basic decision model.</text:p>
      <text:p text:style-name="P3"/>
      <text:p text:style-name="P3"><text:soft-page-break/><text:tab/></text:p>
      <text:p text:style-name="P4">PROGRAM DESIGN/OVERVIEW</text:p>
      <text:p text:style-name="P3"><text:tab/>The experiment was developed using C# and the XNA 4.0 library. <text:s/>Ease of use and flexibility were the two main considerations when selecting language and library. <text:s/>The game consists of three primary classes: a main class to execute the game and update all the game objects at each frame, a Utility class that stores the condition variables used for evaluating decisions, and an umbrella class called Entity that handles information related to all in game objects. <text:s/>Entity is further broken down into Agent, Player, and WObject subclasses.</text:p>
      <text:p text:style-name="P3"><text:tab/>Agents are the game's AI entity and contain the implementation of the Maslow AI being evaluated. <text:s/>Each Agent possesses an instance of Utility that is used for tracking their current state, and its values are used in the logic function to make decisions. <text:s/>The Agent class also includes two arrays of WObjects. <text:s/>The first array holds all of the agent's available knowledge about the world. <text:s/>Whenever a new object is sensed, it is added to the knowledge array. <text:s/>The second array consists of all WObjects that an agent is considered the owner of. <text:s/>Owned property takes precedence over unowned property due to its non-existent risk. While this array is somewhat redundant and could easily be integrated to the knowledge array, separating out the owned property from the total knowledge base improves readability and understanding of the code, however does result in additional memory usage.</text:p>
      <text:p text:style-name="P3"><text:tab/>The Utility class contains all the important information related to making decisions for the Agents. <text:s/>Utility contains two sets of condition values: an available amount of utility for each condition value (for evaluating the current state of an Agent/WObject) and a return amount for how much utility can be transferred in one game iteration (for evaluating a choice once a goal state has been specified). <text:s/>Whenever an agent uses an object, that object will return the gained utility based on the action taken, and the values are added to the agent's own utility. <text:s/>The values tracked include hunger, sleep, stored food, and threat. <text:s/>These are just the conditions used for this experiment, and an actual game application could have many more depending on the needs of the project and how detailed the decision process should be.</text:p>
      <text:p text:style-name="P3"><text:tab/>Due to limited resources, the sample game focuses only on the first two levels of Maslow's Hierarchy. <text:s/>The first level, Physiological, uses the hunger and sleep Utility to form its decisions. <text:s/>While the Physiological level covers a larger range of needs, food and sleep are far more relevant to games than the others listed. <text:s/>The second level, Safety, relies on the food stores condition variable. <text:s/>Safety also covers a large range of needs, many of which could have game applications. <text:s/>The context of the example game made security of resources, in this case food, the best choice for second level decisions.</text:p>
      <text:p text:style-name="P3"><text:tab/>The threat metric stands separate, as it doesn't particularly fit into a specific level. <text:s/>Rather, it modifies the decision process of the other levels based upon the perceived risk of an action, object, or person. <text:s/>An agent eating its own food carries zero threat: there is no chance of a conflict for this action. <text:s/>However, eating another agent's food carries the risk of being seen, and the other agent retaliating in defense. Thus, unowned property has some level of threat. <text:s/>Threat helps make decisions based on the state of the agent, used to evaluate the risks of one option over another. <text:s/>Agents will not take a risky option unless a no-risk option is not available. <text:s/>This element of risk evaluation helps prevent some of the <text:soft-page-break/>flaws of the Radiant AI. <text:s/>Violence is much closer to a last resort, and what agent's see as worth fighting for becomes more believable to the player.</text:p>
      <text:p text:style-name="P3"/>
      <text:p text:style-name="P4">TESTING</text:p>
      <text:p text:style-name="P3">-Perform tests with the code and analyze results.  Does it perform as expected? Is it believable?  How is the performance compared to a more conventional approach? </text:p>
      <text:p text:style-name="P3"/>
      <text:p text:style-name="P3"/>
      <text:p text:style-name="P3"/>
      <text:p text:style-name="P4">ANALYZING RESULTS</text:p>
      <text:p text:style-name="P3">-Go over the failures and successes of the project.  What challenges did I face?   Is the extra development time and complexity worth the benefits to this approach?  Did the program confirm or refute my theory?</text:p>
      <text:p text:style-name="P3"/>
      <text:p text:style-name="P3"><text:tab/>The experiment as a whole resulted in some mixed observations as to the benefit of the approach. <text:s/>For the evaluation, <text:s/>it is important to observe positive and negative aspects from the standpoint of a player playing the game as well as the programmer involved in its creation. For the Maslow approach to be valid, it must display the desired effects of a more believable AI while keeping the additional development time required low enough to be worth the added benefit.</text:p>
      <text:p text:style-name="P3"/>
      <text:p text:style-name="P3"><text:tab/>The additional difficulties in programming the Maslow AI and its needed components result in a substantial drawback for the flexibility of the model. <text:s/>In order to even implement the approach, the game's mechanics must necessitate two or more levels of the hierarchy for the AI to act upon. <text:s/>A game such as a First Person Shooter would have a difficult time integrating more than one level. <text:s/>Even if a shooter could incorporate more than one level, the decisions made between levels would have very little game impact compared to the decisions made within a level, such as combat tactics. <text:s/>The hierarchy also doesn't address any of the inner-level decision making problems, and the inclusion of the condition metrics can complicate the inner workings of the AI more than simplify them. The sample game could have ignored the Maslow approach and simply had the agents move to locations at scripted or semi-random intervals, drastically reducing the development time of the game while arguably not sacrificing much in return.</text:p>
      <text:p text:style-name="P3"/>
      <text:p text:style-name="P3"><text:tab/>The Maslow approach is not proven to be without merit, however. <text:s/>The game and the experience it attempts to provide need to suit the design goals of the Maslow AI in order to be used properly. <text:s/>Taking the Maslow Hierarchy approach requires a game that puts realistic human behavior as a key aspect of its design goals. <text:s/>It is not coincidental that the games that inspired the project are also the ones that most benefit. <text:s/>Oblivion, with its focus on breathing world that the player can immerse themselves in, can make excellent use of the Hierarchy for the residents of its world and avoid the self-destructive and irrational habits of the Radiant AI. <text:s/>The experimental game itself functions very much like an simplified version of The Sims, tracking multiple statistics and making choices to improve overall well being. <text:s/>These games focus on interacting with human-like agents on a regular basis as part of its gameplay, justifying the design expense of the Maslow approach.</text:p>
      <text:p text:style-name="P3"><text:soft-page-break/></text:p>
      <text:p text:style-name="P3"/>
      <text:p text:style-name="P3"><text:tab/>Using Maslow's Hierachy as a design paradigm is still in a very early stage. <text:s/>The experiment acted as an example of how to use the technique and to show that it can be used to design a game AI. <text:s/>However the simplicity of the experiment, both in terms of its use of only the first two levels of Maslow's Hierarchy and with its bare presentation and mechanics as a game itself, does not give sufficient evidence of the effectiveness of this design approach. <text:s/>Implementation difficulties hurt the potential for the Maslow model to be used in simple games and many game genres. <text:s/>It still shows potential for games the take advantage of the psychological influence on its AI design, but there is no evidence yet to support its use in those games.</text:p>
      <text:p text:style-name="P3"/>
      <text:p text:style-name="P3"><text:tab/>Discovering the potential of this new AI approach requires a more involved case study. <text:s/>Applying the Maslow design to a professional game that could utilize its advantages would provide the best case to observe the effects on development cost and added player experience. <text:s/>This scenario is nearly impossible to accomplish in an academic setting, so it will likely be up to the games industry itself to experiment with the concepts detailed in this paper. <text:s/>If nothing else, the idea of turning to psychology to improve game AI can be a valuable lesson for the future of innovative game design, even if Maslow's Hierarchy isn't the approach to handle it.</text:p>
      <text:p text:style-name="P3"/>
      <text:p text:style-name="P3">-Suggestions for future development of the project.  Is it worth continuing by someone else?  If so, what should be the focus?  If not, why didn't it work?  Can anything be changed to produce different or more substantial result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menic Tessari</meta:initial-creator>
    <meta:creation-date>2011-11-14T11:01:11.48</meta:creation-date>
    <dc:date>2011-11-30T02:25:52.03</dc:date>
    <dc:creator>Domenic Tessari</dc:creator>
    <meta:editing-duration>P2DT1H28M31S</meta:editing-duration>
    <meta:editing-cycles>17</meta:editing-cycles>
    <meta:generator>OpenOffice.org/3.3$Win32 OpenOffice.org_project/330m20$Build-9567</meta:generator>
    <meta:document-statistic meta:table-count="0" meta:image-count="0" meta:object-count="0" meta:page-count="4" meta:paragraph-count="25" meta:word-count="1889" meta:character-count="11403"/>
  </office:meta>
</office:document-meta>
</file>